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556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716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2.1792in"/>
    </style:style>
    <style:style style:name="Table1.E" style:family="table-column">
      <style:table-column-properties style:column-width="0.6667in"/>
    </style:style>
    <style:style style:name="Table1.F" style:family="table-column">
      <style:table-column-properties style:column-width="1.10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72684" officeooo:paragraph-rsid="0024867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44f6d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24a167" officeooo:paragraph-rsid="0024a167" style:letter-kerning="tru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44f6d" officeooo:paragraph-rsid="0024867c" style:letter-kerning="tru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2b4ca2" officeooo:paragraph-rsid="002b4ca2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style:font-name="DejaVu Sans Condensed" fo:font-size="12pt" fo:font-weight="bold" officeooo:rsid="002b92af" officeooo:paragraph-rsid="002cf93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officeooo:rsid="001ae1ae" officeooo:paragraph-rsid="000caec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DejaVu Sans Condensed" officeooo:paragraph-rsid="0024867c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list-style-name="L10">
      <style:text-properties style:font-name="DejaVu Sans Condensed" fo:font-size="12pt" officeooo:rsid="002b92af" officeooo:paragraph-rsid="002cf93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ejaVu Sans Condensed" officeooo:rsid="00303e01" officeooo:paragraph-rsid="00303e01"/>
    </style:style>
    <style:style style:name="P1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61740" officeooo:paragraph-rsid="00261740" style:font-size-asian="12pt" style:font-weight-asian="normal" style:font-size-complex="12pt" style:font-weight-complex="normal"/>
    </style:style>
    <style:style style:name="P16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24a167" officeooo:paragraph-rsid="0024a167" style:letter-kerning="tru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44f6d" officeooo:paragraph-rsid="0026aa8c" style:letter-kerning="tru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2b92af" officeooo:paragraph-rsid="002cf933" style:letter-kerning="tru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2f07dc" officeooo:paragraph-rsid="002f07dc" style:letter-kerning="tru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2ebe87" officeooo:paragraph-rsid="002ebe8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2f07dc" officeooo:paragraph-rsid="002f07dc" style:letter-kerning="true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officeooo:paragraph-rsid="00261740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261740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261740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261740"/>
    </style:style>
    <style:style style:name="P26" style:family="paragraph" style:parent-style-name="Standard" style:list-style-name="L6">
      <style:paragraph-properties fo:text-align="start" style:justify-single-word="false"/>
      <style:text-properties officeooo:paragraph-rsid="00261740"/>
    </style:style>
    <style:style style:name="P27" style:family="paragraph" style:parent-style-name="Standard" style:list-style-name="L7">
      <style:paragraph-properties fo:text-align="start" style:justify-single-word="false"/>
      <style:text-properties officeooo:paragraph-rsid="00261740"/>
    </style:style>
    <style:style style:name="P28" style:family="paragraph" style:parent-style-name="Standard" style:list-style-name="L8">
      <style:paragraph-properties fo:text-align="start" style:justify-single-word="false"/>
      <style:text-properties officeooo:paragraph-rsid="00261740"/>
    </style:style>
    <style:style style:name="P29" style:family="paragraph" style:parent-style-name="Standard" style:list-style-name="L11">
      <style:paragraph-properties fo:text-align="start" style:justify-single-word="false"/>
      <style:text-properties officeooo:paragraph-rsid="0024867c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24867c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2f07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07dc" style:font-weight-asian="bold" style:font-weight-complex="bold"/>
    </style:style>
    <style:style style:name="T3" style:family="text">
      <style:text-properties officeooo:rsid="00376743"/>
    </style:style>
    <style:style style:name="T4" style:family="text">
      <style:text-properties style:text-line-through-style="none" style:text-line-through-type="none" style:font-name="DejaVu Sans Condensed" fo:font-size="12pt" fo:font-style="normal" fo:font-weight="normal" officeooo:rsid="00261740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style="normal" fo:font-weight="normal" officeooo:rsid="0024a167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style="normal" fo:font-weight="bold" officeooo:rsid="00261740" style:letter-kerning="true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style="normal" fo:font-weight="bold" officeooo:rsid="0024a167" style:letter-kerning="tru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261740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26aa8c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372684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352c75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2f07dc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24867c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2ebe87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26aa8c" style:font-name-asian="NSimSun" style:font-size-asian="12pt" style:font-weight-asian="normal" style:font-name-complex="Ari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261740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6aa8c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352c75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24867c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2f07dc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fo:font-size="12pt" fo:font-style="normal" fo:font-weight="normal" officeooo:rsid="006c107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fo:font-size="12pt" fo:font-style="normal" fo:font-weight="normal" officeooo:rsid="00344f6d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26aa8c" style:font-name-asian="DejaVu Sans Condensed1" style:font-size-asian="12pt" style:font-weight-asian="bold" style:font-name-complex="DejaVu Sans Condensed1" style:font-size-complex="12pt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34d3b1" style:font-style-asian="italic" style:font-style-complex="italic"/>
    </style:style>
    <style:style style:name="T26" style:family="text">
      <style:text-properties fo:font-style="italic" officeooo:rsid="002f07dc" style:font-style-asian="italic" style:font-style-complex="italic"/>
    </style:style>
    <style:style style:name="T27" style:family="text">
      <style:text-properties fo:font-style="italic" fo:font-weight="bold" officeooo:rsid="002f07dc" style:font-style-asian="italic" style:font-weight-asian="bold" style:font-style-complex="italic" style:font-weight-complex="bold"/>
    </style:style>
    <style:style style:name="T28" style:family="text">
      <style:text-properties officeooo:rsid="0024867c"/>
    </style:style>
    <style:style style:name="T29" style:family="text">
      <style:text-properties officeooo:rsid="0026aa8c"/>
    </style:style>
    <style:style style:name="T30" style:family="text">
      <style:text-properties style:font-name="DejaVu Sans Condensed1" fo:font-weight="bold" officeooo:rsid="0026aa8c" style:font-name-asian="DejaVu Sans Condensed1" style:font-weight-asian="bold" style:font-name-complex="DejaVu Sans Condensed1" style:font-weight-complex="bold"/>
    </style:style>
    <style:style style:name="T31" style:family="text">
      <style:text-properties officeooo:rsid="0026aa8c" style:font-name-asian="NSimSun" style:font-name-complex="Arial"/>
    </style:style>
    <style:style style:name="T32" style:family="text">
      <style:text-properties style:font-name="DejaVu Sans Condensed" fo:font-size="12pt" fo:font-weight="bold" officeooo:rsid="001a6bb5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15fc84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19b818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228e2f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2cf933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2d8cb3" style:font-size-asian="12pt" style:font-weight-asian="bold" style:font-size-complex="12pt" style:font-weight-complex="bold"/>
    </style:style>
    <style:style style:name="T38" style:family="text">
      <style:text-properties officeooo:rsid="002f07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2">3</text:span><text:span text:style-name="T37">0</text:span><text:span text:style-name="T36">5</text:span><text:span text:style-name="T33"> - </text:span><text:span text:style-name="T34">Flight - </text:span><text:span text:style-name="T35">Radios</text:span><text:span text:style-name="T36">, Jettison</text:span></text:p>
      <text:p text:style-name="P10"/>
      <text:p text:style-name="P1">Radio <text:span text:style-name="T3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1649568826768">
          <table:table-cell table:style-name="Table1.A1" office:value-type="string">
            <text:p text:style-name="P2">COM1</text:p>
          </table:table-cell>
          <table:table-cell table:style-name="Table1.A1" office:value-type="string">
            <text:p text:style-name="P3">FR22</text:p>
          </table:table-cell>
          <table:table-cell table:style-name="Table1.A1" office:value-type="string">
            <text:p text:style-name="P4">VHF/UHF</text:p>
          </table:table-cell>
          <table:table-cell table:style-name="Table1.A1" office:value-type="string">
            <text:p text:style-name="P11"><text:bookmark text:name="page396R_mcid39"/><text:span text:style-name="T21">103</text:span><text:bookmark text:name="page396R_mcid41"/><text:span text:style-name="T22"> to</text:span><text:span text:style-name="T21"> 155</text:span><text:bookmark text:name="page396R_mcid42"/><text:span text:style-name="T21">.</text:span><text:bookmark text:name="page396R_mcid43"/><text:span text:style-name="T21">975</text:span><text:bookmark text:name="page396R_mcid44"/><text:span text:style-name="T21"> MHz</text:span></text:p>
            <text:p text:style-name="P11"><text:bookmark text:name="page396R_mcid49"/><text:span text:style-name="T21">225</text:span><text:bookmark text:name="page396R_mcid50"/><text:span text:style-name="T21">.</text:span><text:bookmark text:name="page396R_mcid51"/><text:span text:style-name="T21">00</text:span><text:bookmark text:name="page396R_mcid52"/><text:span text:style-name="T21"> </text:span><text:bookmark text:name="page396R_mcid53"/><text:span text:style-name="T22">to</text:span><text:span text:style-name="T21"> 399</text:span><text:bookmark text:name="page396R_mcid54"/><text:span text:style-name="T21">.</text:span><text:bookmark text:name="page396R_mcid55"/><text:span text:style-name="T21">95</text:span><text:bookmark text:name="page396R_mcid56"/><text:span text:style-name="T21"> MHz</text:span></text:p>
          </table:table-cell>
          <table:table-cell table:style-name="Table1.A1" office:value-type="string">
            <text:p text:style-name="P5">AM/FM</text:p>
          </table:table-cell>
          <table:table-cell table:style-name="Table1.F1" office:value-type="string">
            <text:p text:style-name="P20">Main radio</text:p>
          </table:table-cell>
        </table:table-row>
        <table:table-row table:style-name="TableLine1649568831936">
          <table:table-cell table:style-name="Table1.A2" office:value-type="string">
            <text:p text:style-name="P3">COM2</text:p>
          </table:table-cell>
          <table:table-cell table:style-name="Table1.A2" office:value-type="string">
            <text:p text:style-name="P3">FR24</text:p>
          </table:table-cell>
          <table:table-cell table:style-name="Table1.A2" office:value-type="string">
            <text:p text:style-name="P20">VHF</text:p>
          </table:table-cell>
          <table:table-cell table:style-name="Table1.A2" office:value-type="string">
            <text:p text:style-name="P14">Preset channels only</text:p>
          </table:table-cell>
          <table:table-cell table:style-name="Table1.A2" office:value-type="string">
            <text:p text:style-name="P20">AM</text:p>
          </table:table-cell>
          <table:table-cell table:style-name="Table1.F2" office:value-type="string">
            <text:p text:style-name="P20">Backup radio</text:p>
          </table:table-cell>
        </table:table-row>
      </table:table>
      <text:list xml:id="list293906351" text:style-name="L11">
        <text:list-item>
          <text:p text:style-name="P29"><text:span text:style-name="T10">S</text:span><text:span text:style-name="T11">elect radio with </text:span><text:span text:style-name="T18">FR22 Mode Selector knob</text:span><text:span text:style-name="T11"> (left console behind throttle)</text:span></text:p>
        </text:list-item>
      </text:list>
      <text:list xml:id="list475359522" text:style-name="L1">
        <text:list-item>
          <text:list>
            <text:list-item>
              <text:p text:style-name="P30"><text:span text:style-name="T19">NORM+LARM</text:span><text:span text:style-name="T13"> = </text:span><text:span text:style-name="T14">Transmit</text:span><text:span text:style-name="T12">/</text:span><text:span text:style-name="T14">receive on </text:span><text:span text:style-name="T13">FR22</text:span><text:span text:style-name="T14"> radi</text:span><text:span text:style-name="T13">o</text:span><text:span text:style-name="T14">,</text:span><text:span text:style-name="T13"> </text:span><text:span text:style-name="T14">receive </text:span><text:span text:style-name="T13">Guard</text:span><text:span text:style-name="T14"> on FR24 radio</text:span><text:span text:style-name="T12">.</text:span></text:p>
            </text:list-item>
            <text:list-item>
              <text:p text:style-name="P30"><text:span text:style-name="T18">NORM</text:span><text:span text:style-name="T11"> = </text:span><text:span text:style-name="T12">Transmit/receive on </text:span><text:span text:style-name="T11">FR22</text:span><text:span text:style-name="T13"> radio</text:span><text:span text:style-name="T12"> only.</text:span></text:p>
            </text:list-item>
            <text:list-item>
              <text:p text:style-name="P31"><text:span text:style-name="T20">LARM, E, F, or G</text:span><text:span text:style-name="T12"> </text:span><text:span text:style-name="T11">= </text:span><text:span text:style-name="T12">Transmit/receive on FR24 radio only, on preset channels (see built-in kneeboard page). <text:s/>LARM is channel H (Guard, 121.000 MHz).</text:span></text:p>
            </text:list-item>
          </text:list>
        </text:list-item>
      </text:list>
      <text:p text:style-name="P8"><text:span text:style-name="T2">FR22</text:span><text:span text:style-name="T38"> </text:span>Preset radio channels</text:p>
      <text:list xml:id="list1429549003" text:style-name="L2">
        <text:list-item>
          <text:p text:style-name="P22"><text:span text:style-name="T8">Built-in kneeboard pages list </text:span><text:span text:style-name="T16">Airbases</text:span><text:span text:style-name="T8">, </text:span><text:span text:style-name="T16">Radio Channels</text:span><text:span text:style-name="T8">, and </text:span><text:span text:style-name="T16">Groups</text:span><text:span text:style-name="T8">:</text:span></text:p>
        </text:list-item>
      </text:list>
      <text:list xml:id="list2449992890" text:style-name="L3">
        <text:list-item>
          <text:p text:style-name="P23"><text:span text:style-name="T16">Airbases</text:span><text:span text:style-name="T8"> (</text:span><text:span text:style-name="T5">lists airbases on the map</text:span><text:span text:style-name="T4">):</text:span></text:p>
        </text:list-item>
      </text:list>
      <text:list xml:id="list1041509456" text:style-name="L4">
        <text:list-item>
          <text:p text:style-name="P24"><text:span text:style-name="T4">Set the </text:span><text:span text:style-name="T6">right-hand knob</text:span><text:span text:style-name="T4"> to the </text:span><text:span text:style-name="T5">airbase number, then press the </text:span><text:span text:style-name="T7">letter</text:span><text:span text:style-name="T5"> button </text:span><text:span text:style-name="T4">on the </text:span><text:span text:style-name="T6">second row</text:span><text:span text:style-name="T4"> </text:span><text:span text:style-name="T5">for the </text:span><text:span text:style-name="T4">corresponding </text:span><text:span text:style-name="T5">frequency</text:span><text:span text:style-name="T4"> from the kneeboard.</text:span></text:p>
        </text:list-item>
      </text:list>
      <text:list xml:id="list3039930323" text:style-name="L5">
        <text:list-item>
          <text:p text:style-name="P25"><text:span text:style-name="T16">Radio Channels</text:span><text:span text:style-name="T8"> (regular common channels):</text:span></text:p>
        </text:list-item>
      </text:list>
      <text:list xml:id="list147309096" text:style-name="L6">
        <text:list-item>
          <text:p text:style-name="P26"><text:span text:style-name="T16">Special 1</text:span><text:span text:style-name="T8">, </text:span><text:span text:style-name="T17">Special </text:span><text:span text:style-name="T16">2</text:span><text:span text:style-name="T8">, </text:span><text:span text:style-name="T17">Special </text:span><text:span text:style-name="T16">3</text:span><text:span text:style-name="T8">, and </text:span><text:span text:style-name="T16">H</text:span><text:span text:style-name="T8"> are the </text:span><text:span text:style-name="T16">forward-most row</text:span><text:span text:style-name="T8"> of buttons (</text:span><text:span text:style-name="T16">H</text:span><text:span text:style-name="T8"> is normally Guard, </text:span><text:span text:style-name="T9">"</text:span><text:span text:style-name="T23">‒</text:span><text:span text:style-name="T15">"</text:span><text:span text:style-name="T8"> button is manual frequency, see below)</text:span></text:p>
        </text:list-item>
        <text:list-item>
          <text:p text:style-name="P15"><text:span text:style-name="T1">E</text:span>, <text:span text:style-name="T1">F</text:span>, <text:span text:style-name="T1">G</text:span> are the backup FR24 radio channels.</text:p>
        </text:list-item>
      </text:list>
      <text:list xml:id="list4174468777" text:style-name="L7">
        <text:list-item>
          <text:p text:style-name="P27"><text:span text:style-name="T16">Groups</text:span><text:span text:style-name="T8"> ("X-Y" format):</text:span></text:p>
        </text:list-item>
      </text:list>
      <text:list xml:id="list1636967769" text:style-name="L8">
        <text:list-item>
          <text:p text:style-name="P28"><text:span text:style-name="T8">Set the </text:span><text:span text:style-name="T16">left-hand knob</text:span><text:span text:style-name="T8"> to the first ("X") number, then press the button for the second ("Y") number</text:span><text:span text:style-name="T9"> on the </text:span><text:span text:style-name="T17">rearward rows</text:span><text:span text:style-name="T9"> of numbers</text:span><text:span text:style-name="T8">.</text:span></text:p>
        </text:list-item>
      </text:list>
      <text:p text:style-name="P7"><text:span text:style-name="T27">FR22</text:span><text:span text:style-name="T26"> </text:span><text:span text:style-name="T25">M</text:span><text:span text:style-name="T24">anual frequency tuning</text:span></text:p>
      <text:list xml:id="list2072278849" text:style-name="L9">
        <text:list-item>
          <text:p text:style-name="P16">Set <text:span text:style-name="T1">FR22 Mode Selector knob</text:span> to <text:span text:style-name="T1">NORM+LARM</text:span> or <text:span text:style-name="T1">NORM</text:span>.</text:p>
        </text:list-item>
        <text:list-item>
          <text:p text:style-name="P17">Press <text:span text:style-name="T29">"</text:span><text:span text:style-name="T30">‒</text:span><text:span text:style-name="T31">"</text:span> channel button (forward right)<text:span text:style-name="T28">.</text:span></text:p>
        </text:list-item>
        <text:list-item>
          <text:p text:style-name="P16">Set frequency and AM/FM on <text:span text:style-name="T1">manual frequency panel</text:span> (left instrument panel bottom).</text:p>
        </text:list-item>
      </text:list>
      <text:p text:style-name="P21"><text:span text:style-name="T1">FR24</text:span> Preset radio channels (only preset channels can be used with FR24, no manual tuning)</text:p>
      <text:list xml:id="list2732776292" text:style-name="L13">
        <text:list-item>
          <text:p text:style-name="P19">Set FR22 Mode Selector knob (left console behind throttle) to LARM, E, F, or G. <text:s/>See built-in kneeboard pages for preset channel frequencies. <text:s/>LARM is channel H (Guard, 121.000 MHz).</text:p>
        </text:list-item>
      </text:list>
      <text:p text:style-name="P6"/>
      <text:p text:style-name="P9">Jettison</text:p>
      <text:list xml:id="list3712902760" text:style-name="L10">
        <text:list-item>
          <text:p text:style-name="P13"><text:span text:style-name="T1">External fuel tank</text:span>: <text:span text:style-name="T1">External Fuel Tank Release button</text:span> (covered switch, right wall forward) (<text:span text:style-name="T1">T3 switch</text:span> to open, <text:span text:style-name="T1">T2 switch</text:span> to push jettison button)</text:p>
        </text:list-item>
        <text:list-item>
          <text:p text:style-name="P18"><text:span text:style-name="T1">External stores</text:span> (except outboard Sidewinders and countermeasure/ECM pods): <text:span text:style-name="T1">Weapon Emergency Release button</text:span> (covered switch, right wall forward)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30T21:50:07.594000000</dc:date>
    <meta:editing-duration>P1DT13H32M35S</meta:editing-duration>
    <meta:editing-cycles>30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37" meta:word-count="331" meta:character-count="1946" meta:non-whitespace-character-count="1667"/>
  </office:meta>
</office:document-meta>
</file>